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/>
    </style:style>
    <style:style style:family="graphic" style:name="gr2">
      <style:graphic-properties draw:fill="none" draw:stroke="solid" svg:stroke-color="#000000" svg:stroke-width="0.03528cm" style:mirror="vertical"/>
    </style:style>
    <style:style style:family="graphic" style:name="gr3">
      <style:graphic-properties style:wrap="run-through"/>
    </style:style>
    <style:style style:family="graphic" style:name="gr4">
      <style:graphic-properties draw:fill="none" draw:auto-grow-height="false" draw:auto-grow-width="false" draw:stroke="solid" svg:stroke-color="#000000" svg:stroke-width="0.03528cm" style:wrap="run-through" fo:border="0.03528cm solid #000000" fo:background-color="transparent"/>
    </style:style>
    <style:style style:family="paragraph" style:name="P3">
      <style:text-properties fo:color="#FFFFFF" fo:font-family="Arial" style:font-family-asian="Arial" style:font-family-complex="Arial"/>
      <style:paragraph-properties/>
    </style:style>
    <style:style style:family="graphic" style:name="gr5">
      <style:graphic-properties draw:fill="none" draw:textarea-vertical-align="middle" draw:auto-grow-height="false" draw:auto-grow-width="false" draw:stroke="none" svg:stroke-color="#2D4D6A" svg:stroke-width="0.03528cm" fo:wrap-option="wrap" style:wrap="run-through" fo:border="0.03528cm none #2D4D6A" fo:padding-top="3.6pt" fo:padding-bottom="3.6pt" fo:padding-left="7.2pt" fo:padding-right="7.2pt" fo:background-color="transparent"/>
    </style:style>
    <style:style style:family="paragraph" style:name="P4">
      <style:text-properties fo:color="#FFFFFF" fo:font-family="Arial" style:font-family-asian="Arial" style:font-family-complex="Arial"/>
      <style:paragraph-properties fo:line-height="14.14pt" fo:text-align="center" fo:margin-top="0pt" fo:margin-bottom="0pt"/>
    </style:style>
    <style:style style:family="text" style:name="T3">
      <style:text-properties fo:color="#000000" fo:font-family="Cantarell" style:font-family-asian="Cantarell" style:font-family-complex="Cantarell" fo:font-size="10pt" style:font-size-asian="10pt" style:font-size-complex="10pt"/>
    </style:style>
    <style:style style:family="text" style:name="T4">
      <style:text-properties fo:color="#000000" fo:font-family="Cantarell" style:font-family-asian="Cantarell" style:font-family-complex="Cantarell" fo:font-size="10pt" style:font-size-asian="10pt" style:font-size-complex="10pt"/>
    </style:style>
    <style:style style:family="text" style:name="T5">
      <style:text-properties fo:color="#000000" fo:font-family="Cantarell" style:font-family-asian="Cantarell" style:font-family-complex="Cantarell" fo:font-size="10pt" style:font-size-asian="10pt" style:font-size-complex="10pt"/>
    </style:style>
    <style:style style:family="graphic" style:name="gr6">
      <style:graphic-properties draw:fill="none" draw:auto-grow-height="false" draw:auto-grow-width="false" draw:stroke="solid" svg:stroke-color="#000000" svg:stroke-width="0.03528cm" style:wrap="run-through"/>
    </style:style>
    <style:style style:family="paragraph" style:name="P5">
      <style:text-properties fo:color="#FFFFFF" fo:font-family="Arial" style:font-family-asian="Arial" style:font-family-complex="Arial"/>
      <style:paragraph-properties/>
    </style:style>
    <style:style style:family="graphic" style:name="gr7">
      <style:graphic-properties draw:fill="none" draw:auto-grow-height="false" draw:auto-grow-width="false" draw:stroke="solid" svg:stroke-color="#000000" svg:stroke-width="0.03528cm" style:wrap="run-through"/>
    </style:style>
    <style:style style:family="paragraph" style:name="P6">
      <style:text-properties fo:color="#FFFFFF" fo:font-family="Arial" style:font-family-asian="Arial" style:font-family-complex="Arial"/>
      <style:paragraph-properties/>
    </style:style>
    <style:style style:family="graphic" style:name="gr8">
      <style:graphic-properties draw:fill="none" draw:auto-grow-height="false" draw:auto-grow-width="false" draw:stroke="solid" svg:stroke-color="#000000" svg:stroke-width="0.03528cm" style:wrap="run-through"/>
    </style:style>
    <style:style style:family="paragraph" style:name="P7">
      <style:text-properties fo:color="#FFFFFF" fo:font-family="Arial" style:font-family-asian="Arial" style:font-family-complex="Arial"/>
      <style:paragraph-properties/>
    </style:style>
    <style:style style:family="graphic" style:name="gr9">
      <style:graphic-properties style:wrap="run-through"/>
    </style:style>
    <style:style style:family="graphic" style:name="gr10">
      <style:graphic-properties draw:fill="none" draw:auto-grow-height="false" draw:auto-grow-width="false" draw:stroke="solid" svg:stroke-color="#000000" svg:stroke-width="0.03528cm" style:wrap="run-through" fo:border="0.03528cm solid #000000" fo:background-color="transparent"/>
    </style:style>
    <style:style style:family="paragraph" style:name="P8">
      <style:text-properties fo:color="#FFFFFF" fo:font-family="Arial" style:font-family-asian="Arial" style:font-family-complex="Arial"/>
      <style:paragraph-properties/>
    </style:style>
    <style:style style:family="graphic" style:name="gr11">
      <style:graphic-properties draw:fill="none" draw:textarea-vertical-align="middle" draw:auto-grow-height="false" draw:auto-grow-width="false" draw:stroke="none" svg:stroke-color="#2D4D6A" svg:stroke-width="0.03528cm" fo:wrap-option="wrap" style:wrap="run-through" fo:border="0.03528cm none #2D4D6A" fo:padding-top="3.6pt" fo:padding-bottom="3.6pt" fo:padding-left="7.2pt" fo:padding-right="7.2pt" fo:background-color="transparent"/>
    </style:style>
    <style:style style:family="paragraph" style:name="P9">
      <style:text-properties fo:color="#FFFFFF" fo:font-family="Arial" style:font-family-asian="Arial" style:font-family-complex="Arial"/>
      <style:paragraph-properties fo:line-height="14.13pt" fo:text-align="center" fo:margin-top="0pt" fo:margin-bottom="0pt"/>
    </style:style>
    <style:style style:family="text" style:name="T6">
      <style:text-properties fo:color="#000000" fo:font-family="Cantarell" style:font-family-asian="Cantarell" style:font-family-complex="Cantarell" fo:font-size="10pt" style:font-size-asian="10pt" style:font-size-complex="10pt"/>
    </style:style>
    <style:style style:family="text" style:name="T7">
      <style:text-properties fo:color="#000000" fo:font-family="Cantarell" style:font-family-asian="Cantarell" style:font-family-complex="Cantarell" fo:font-size="10pt" style:font-size-asian="10pt" style:font-size-complex="10pt"/>
    </style:style>
    <style:style style:family="text" style:name="T8">
      <style:text-properties fo:color="#000000" fo:font-family="Cantarell" style:font-family-asian="Cantarell" style:font-family-complex="Cantarell" fo:font-size="10pt" style:font-size-asian="10pt" style:font-size-complex="10pt"/>
    </style:style>
    <style:style style:family="graphic" style:name="gr12">
      <style:graphic-properties draw:fill="none" draw:auto-grow-height="false" draw:auto-grow-width="false" draw:stroke="solid" svg:stroke-color="#000000" svg:stroke-width="0.03528cm" style:wrap="run-through"/>
    </style:style>
    <style:style style:family="paragraph" style:name="P10">
      <style:text-properties fo:color="#FFFFFF" fo:font-family="Arial" style:font-family-asian="Arial" style:font-family-complex="Arial"/>
      <style:paragraph-properties/>
    </style:style>
    <style:style style:family="graphic" style:name="gr13">
      <style:graphic-properties draw:fill="none" draw:auto-grow-height="false" draw:auto-grow-width="false" draw:stroke="solid" svg:stroke-color="#000000" svg:stroke-width="0.03528cm" style:wrap="run-through"/>
    </style:style>
    <style:style style:family="paragraph" style:name="P11">
      <style:text-properties fo:color="#FFFFFF" fo:font-family="Arial" style:font-family-asian="Arial" style:font-family-complex="Arial"/>
      <style:paragraph-properties/>
    </style:style>
    <style:style style:family="graphic" style:name="gr14">
      <style:graphic-properties draw:fill="none" draw:auto-grow-height="false" draw:auto-grow-width="false" draw:stroke="solid" svg:stroke-color="#000000" svg:stroke-width="0.03528cm" style:wrap="run-through"/>
    </style:style>
    <style:style style:family="paragraph" style:name="P12">
      <style:text-properties fo:color="#FFFFFF" fo:font-family="Arial" style:font-family-asian="Arial" style:font-family-complex="Arial"/>
      <style:paragraph-properties/>
    </style:style>
    <style:style style:family="graphic" style:name="gr15">
      <style:graphic-properties style:wrap="run-through"/>
    </style:style>
    <style:style style:family="graphic" style:name="gr16">
      <style:graphic-properties draw:fill="none" draw:auto-grow-height="false" draw:auto-grow-width="false" draw:stroke="solid" svg:stroke-color="#000000" svg:stroke-width="0.03528cm" style:wrap="run-through" fo:border="0.03528cm solid #000000" fo:background-color="transparent"/>
    </style:style>
    <style:style style:family="paragraph" style:name="P13">
      <style:text-properties fo:color="#FFFFFF" fo:font-family="Arial" style:font-family-asian="Arial" style:font-family-complex="Arial"/>
      <style:paragraph-properties/>
    </style:style>
    <style:style style:family="graphic" style:name="gr17">
      <style:graphic-properties draw:fill="none" draw:textarea-vertical-align="middle" draw:auto-grow-height="false" draw:auto-grow-width="false" draw:stroke="none" svg:stroke-color="#2D4D6A" svg:stroke-width="0.03528cm" fo:wrap-option="wrap" style:wrap="run-through" fo:border="0.03528cm none #2D4D6A" fo:padding-top="3.6pt" fo:padding-bottom="3.6pt" fo:padding-left="7.2pt" fo:padding-right="7.2pt" fo:background-color="transparent"/>
    </style:style>
    <style:style style:family="paragraph" style:name="P14">
      <style:text-properties fo:color="#FFFFFF" fo:font-family="Arial" style:font-family-asian="Arial" style:font-family-complex="Arial"/>
      <style:paragraph-properties fo:line-height="14.13pt" fo:text-align="center" fo:margin-top="0pt" fo:margin-bottom="0pt"/>
    </style:style>
    <style:style style:family="text" style:name="T9">
      <style:text-properties fo:color="#000000" fo:font-family="Cantarell" style:font-family-asian="Cantarell" style:font-family-complex="Cantarell" fo:font-size="10pt" style:font-size-asian="10pt" style:font-size-complex="10pt"/>
    </style:style>
    <style:style style:family="text" style:name="T10">
      <style:text-properties fo:color="#000000" fo:font-family="Cantarell" style:font-family-asian="Cantarell" style:font-family-complex="Cantarell" fo:font-size="10pt" style:font-size-asian="10pt" style:font-size-complex="10pt"/>
    </style:style>
    <style:style style:family="text" style:name="T11">
      <style:text-properties fo:color="#000000" fo:font-family="Cantarell" style:font-family-asian="Cantarell" style:font-family-complex="Cantarell" fo:font-size="10pt" style:font-size-asian="10pt" style:font-size-complex="10pt"/>
    </style:style>
    <style:style style:family="graphic" style:name="gr18">
      <style:graphic-properties draw:fill="none" draw:auto-grow-height="false" draw:auto-grow-width="false" draw:stroke="solid" svg:stroke-color="#000000" svg:stroke-width="0.03528cm" style:wrap="run-through"/>
    </style:style>
    <style:style style:family="paragraph" style:name="P15">
      <style:text-properties fo:color="#FFFFFF" fo:font-family="Arial" style:font-family-asian="Arial" style:font-family-complex="Arial"/>
      <style:paragraph-properties/>
    </style:style>
    <style:style style:family="graphic" style:name="gr19">
      <style:graphic-properties draw:fill="none" draw:auto-grow-height="false" draw:auto-grow-width="false" draw:stroke="solid" svg:stroke-color="#000000" svg:stroke-width="0.03528cm" style:wrap="run-through"/>
    </style:style>
    <style:style style:family="paragraph" style:name="P16">
      <style:text-properties fo:color="#FFFFFF" fo:font-family="Arial" style:font-family-asian="Arial" style:font-family-complex="Arial"/>
      <style:paragraph-properties/>
    </style:style>
    <style:style style:family="graphic" style:name="gr20">
      <style:graphic-properties draw:fill="none" draw:auto-grow-height="false" draw:auto-grow-width="false" draw:stroke="solid" svg:stroke-color="#000000" svg:stroke-width="0.03528cm" style:wrap="run-through"/>
    </style:style>
    <style:style style:family="paragraph" style:name="P17">
      <style:text-properties fo:color="#FFFFFF" fo:font-family="Arial" style:font-family-asian="Arial" style:font-family-complex="Arial"/>
      <style:paragraph-properties/>
    </style:style>
    <style:style style:family="graphic" style:name="gr21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18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12">
      <style:text-properties fo:font-family="Cantarell" style:font-family-asian="Cantarell" style:font-family-complex="Cantarell" fo:font-size="14pt" style:font-size-asian="14pt" style:font-size-complex="14pt"/>
    </style:style>
    <style:style style:family="text" style:name="T13">
      <style:text-properties style:text-position="-25%" fo:font-family="Cantarell" style:font-family-asian="Cantarell" style:font-family-complex="Cantarell" fo:font-size="14pt" style:font-size-asian="14pt" style:font-size-complex="14pt"/>
    </style:style>
    <style:style style:family="graphic" style:name="gr22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19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14">
      <style:text-properties fo:font-family="Cantarell" style:font-family-asian="Cantarell" style:font-family-complex="Cantarell" fo:font-size="14pt" style:font-size-asian="14pt" style:font-size-complex="14pt"/>
    </style:style>
    <style:style style:family="text" style:name="T15">
      <style:text-properties style:text-position="-25%" fo:font-family="Cantarell" style:font-family-asian="Cantarell" style:font-family-complex="Cantarell" fo:font-size="14pt" style:font-size-asian="14pt" style:font-size-complex="14pt"/>
    </style:style>
    <style:style style:family="graphic" style:name="gr23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20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16">
      <style:text-properties fo:font-family="Cantarell" style:font-family-asian="Cantarell" style:font-family-complex="Cantarell" fo:font-size="14pt" style:font-size-asian="14pt" style:font-size-complex="14pt"/>
    </style:style>
    <style:style style:family="text" style:name="T17">
      <style:text-properties style:text-position="-25%" fo:font-family="Cantarell" style:font-family-asian="Cantarell" style:font-family-complex="Cantarell" fo:font-size="14pt" style:font-size-asian="14pt" style:font-size-complex="14pt"/>
    </style:style>
    <style:style style:family="graphic" style:name="gr24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21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8">
      <style:text-properties fo:font-family="Cantarell" style:font-family-asian="Cantarell" style:font-family-complex="Cantarell" fo:font-size="14pt" style:font-size-asian="14pt" style:font-size-complex="14pt"/>
    </style:style>
    <style:style style:family="graphic" style:name="gr25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22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9">
      <style:text-properties fo:font-family="Cantarell" style:font-family-asian="Cantarell" style:font-family-complex="Cantarell" fo:font-size="14pt" style:font-size-asian="14pt" style:font-size-complex="14pt"/>
    </style:style>
    <style:style style:family="graphic" style:name="gr26">
      <style:graphic-properties draw:fill="none" draw:stroke="solid" draw:marker-end="ArrowMarker" draw:marker-end-width="1.784pt" svg:stroke-color="#000000" svg:stroke-width="0.03528cm" style:mirror="vertical"/>
    </style:style>
    <style:style style:family="graphic" style:name="gr27">
      <style:graphic-properties draw:fill="none" draw:stroke="solid" svg:stroke-color="#000000" svg:stroke-width="0.03528cm" style:mirror="horizontal"/>
    </style:style>
    <style:style style:family="graphic" style:name="gr28">
      <style:graphic-properties draw:fill="none" draw:stroke="solid" svg:stroke-color="#000000" svg:stroke-width="0.03528cm" style:mirror="vertical"/>
    </style:style>
    <style:style style:family="graphic" style:name="gr29">
      <style:graphic-properties draw:fill="none" draw:stroke="solid" svg:stroke-color="#000000" svg:stroke-width="0.03528cm" style:mirror="vertical"/>
    </style:style>
    <style:style style:family="graphic" style:name="gr30">
      <style:graphic-properties draw:fill="none" draw:stroke="solid" draw:marker-end="ArrowMarker" draw:marker-end-width="1.784pt" svg:stroke-color="#000000" svg:stroke-width="0.03528cm" style:mirror="vertical"/>
    </style:style>
    <style:style style:family="graphic" style:name="gr31">
      <style:graphic-properties draw:fill="none" draw:stroke="solid" draw:marker-end="ArrowMarker" draw:marker-end-width="1.784pt" svg:stroke-color="#000000" svg:stroke-width="0.03528cm" style:mirror="vertical"/>
    </style:style>
    <style:style style:family="graphic" style:name="gr32">
      <style:graphic-properties draw:fill="none" draw:stroke="solid" draw:marker-end="ArrowMarker" draw:marker-end-width="1.784pt" svg:stroke-color="#000000" svg:stroke-width="0.03528cm" style:mirror="vertical"/>
    </style:style>
    <style:style style:family="graphic" style:name="gr33">
      <style:graphic-properties draw:fill="none" draw:stroke="solid" draw:marker-end="ArrowMarker" draw:marker-end-width="1.784pt" svg:stroke-color="#000000" svg:stroke-width="0.03528cm" style:mirror="vertical"/>
    </style:style>
    <style:style style:family="graphic" style:name="gr34">
      <style:graphic-properties draw:fill="none" draw:stroke="solid" draw:marker-end="ArrowMarker" draw:marker-end-width="1.784pt" svg:stroke-color="#000000" svg:stroke-width="0.03528cm" style:mirror="vertical"/>
    </style:style>
    <style:style style:family="graphic" style:name="gr35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23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20">
      <style:text-properties fo:font-family="Cantarell" style:font-family-asian="Cantarell" style:font-family-complex="Cantarell" fo:font-size="14pt" style:font-size-asian="14pt" style:font-size-complex="14pt"/>
    </style:style>
    <style:style style:family="graphic" style:name="gr36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24">
      <style:text-properties fo:color="#FFFFFF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graphic" style:name="gr37">
      <style:graphic-properties draw:fill-color="#ED7D31" draw:fill="solid" draw:auto-grow-height="false" draw:auto-grow-width="false" draw:stroke="none" svg:stroke-color="#2D4D6A" svg:stroke-width="0.03528cm" fo:border="0.03528cm none #2D4D6A" fo:background-color="transparent"/>
    </style:style>
    <style:style style:family="paragraph" style:name="P25">
      <style:text-properties fo:color="#FFFFFF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graphic" style:name="gr38">
      <style:graphic-properties draw:fill-color="#547F34" draw:fill="solid" draw:auto-grow-height="false" draw:auto-grow-width="false" draw:stroke="none" svg:stroke-color="#2D4D6A" svg:stroke-width="0.03528cm"/>
    </style:style>
    <style:style style:family="paragraph" style:name="P26">
      <style:text-properties fo:color="#FFFFFF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graphic" style:name="gr39">
      <style:graphic-properties draw:fill-color="#2E75B4" draw:fill="solid" draw:auto-grow-height="false" draw:auto-grow-width="false" draw:stroke="none" svg:stroke-color="#2D4D6A" svg:stroke-width="0.03528cm"/>
    </style:style>
    <style:style style:family="paragraph" style:name="P27">
      <style:text-properties fo:color="#FFFFFF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graphic" style:name="gr40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28">
      <style:text-properties fo:color="#FFFFFF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graphic" style:name="gr41">
      <style:graphic-properties draw:fill-color="#ED7D31" draw:fill="solid" draw:auto-grow-height="false" draw:auto-grow-width="false" draw:stroke="none" svg:stroke-color="#2D4D6A" svg:stroke-width="0.03528cm" fo:border="0.03528cm none #2D4D6A" fo:background-color="transparent"/>
    </style:style>
    <style:style style:family="paragraph" style:name="P29">
      <style:text-properties fo:color="#FFFFFF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graphic" style:name="gr42">
      <style:graphic-properties draw:fill-color="#547F34" draw:fill="solid" draw:auto-grow-height="false" draw:auto-grow-width="false" draw:stroke="none" svg:stroke-color="#2D4D6A" svg:stroke-width="0.03528cm"/>
    </style:style>
    <style:style style:family="paragraph" style:name="P30">
      <style:text-properties fo:color="#FFFFFF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graphic" style:name="gr43">
      <style:graphic-properties draw:fill-color="#2E75B4" draw:fill="solid" draw:auto-grow-height="false" draw:auto-grow-width="false" draw:stroke="none" svg:stroke-color="#2D4D6A" svg:stroke-width="0.03528cm"/>
    </style:style>
    <style:style style:family="paragraph" style:name="P31">
      <style:text-properties fo:color="#FFFFFF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graphic" style:name="gr44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32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21">
      <style:text-properties fo:font-family="Cantarell" style:font-family-asian="Cantarell" style:font-family-complex="Cantarell" fo:font-size="18pt" style:font-size-asian="18pt" style:font-size-complex="18pt"/>
    </style:style>
    <style:style style:family="graphic" style:name="gr45">
      <style:graphic-properties style:wrap="run-through"/>
    </style:style>
    <style:style style:family="graphic" style:name="gr46">
      <style:graphic-properties draw:fill="none" draw:auto-grow-height="false" draw:auto-grow-width="false" draw:stroke="solid" svg:stroke-color="#000000" svg:stroke-width="0.03528cm" style:wrap="run-through" fo:border="0.03528cm solid #000000" fo:background-color="transparent"/>
    </style:style>
    <style:style style:family="paragraph" style:name="P33">
      <style:text-properties fo:color="#FFFFFF" fo:font-family="Arial" style:font-family-asian="Arial" style:font-family-complex="Arial"/>
      <style:paragraph-properties/>
    </style:style>
    <style:style style:family="graphic" style:name="gr47">
      <style:graphic-properties draw:fill="none" draw:textarea-vertical-align="middle" draw:auto-grow-height="false" draw:auto-grow-width="false" draw:stroke="none" svg:stroke-color="#2D4D6A" svg:stroke-width="0.03528cm" fo:wrap-option="wrap" style:wrap="run-through" fo:border="0.03528cm none #2D4D6A" fo:padding-top="3.6pt" fo:padding-bottom="3.6pt" fo:padding-left="7.2pt" fo:padding-right="7.2pt" fo:background-color="transparent"/>
    </style:style>
    <style:style style:family="paragraph" style:name="P34">
      <style:text-properties fo:color="#FFFFFF" fo:font-family="Arial" style:font-family-asian="Arial" style:font-family-complex="Arial"/>
      <style:paragraph-properties fo:line-height="14.13pt" fo:text-align="center" fo:margin-top="0pt" fo:margin-bottom="0pt"/>
    </style:style>
    <style:style style:family="text" style:name="T22">
      <style:text-properties fo:color="#000000" fo:font-family="Cantarell" style:font-family-asian="Cantarell" style:font-family-complex="Cantarell" fo:font-size="10pt" style:font-size-asian="10pt" style:font-size-complex="10pt"/>
    </style:style>
    <style:style style:family="text" style:name="T23">
      <style:text-properties fo:color="#000000" fo:font-family="Cantarell" style:font-family-asian="Cantarell" style:font-family-complex="Cantarell" fo:font-size="10pt" style:font-size-asian="10pt" style:font-size-complex="10pt"/>
    </style:style>
    <style:style style:family="text" style:name="T24">
      <style:text-properties fo:color="#000000" fo:font-family="Cantarell" style:font-family-asian="Cantarell" style:font-family-complex="Cantarell" fo:font-size="10pt" style:font-size-asian="10pt" style:font-size-complex="10pt"/>
    </style:style>
    <style:style style:family="graphic" style:name="gr48">
      <style:graphic-properties draw:fill="none" draw:auto-grow-height="false" draw:auto-grow-width="false" draw:stroke="solid" svg:stroke-color="#000000" svg:stroke-width="0.03528cm" style:wrap="run-through"/>
    </style:style>
    <style:style style:family="paragraph" style:name="P35">
      <style:text-properties fo:color="#FFFFFF" fo:font-family="Arial" style:font-family-asian="Arial" style:font-family-complex="Arial"/>
      <style:paragraph-properties/>
    </style:style>
    <style:style style:family="graphic" style:name="gr49">
      <style:graphic-properties draw:fill="none" draw:auto-grow-height="false" draw:auto-grow-width="false" draw:stroke="solid" svg:stroke-color="#000000" svg:stroke-width="0.03528cm" style:wrap="run-through"/>
    </style:style>
    <style:style style:family="paragraph" style:name="P36">
      <style:text-properties fo:color="#FFFFFF" fo:font-family="Arial" style:font-family-asian="Arial" style:font-family-complex="Arial"/>
      <style:paragraph-properties/>
    </style:style>
    <style:style style:family="graphic" style:name="gr50">
      <style:graphic-properties draw:fill="none" draw:auto-grow-height="false" draw:auto-grow-width="false" draw:stroke="solid" svg:stroke-color="#000000" svg:stroke-width="0.03528cm" style:wrap="run-through"/>
    </style:style>
    <style:style style:family="paragraph" style:name="P37">
      <style:text-properties fo:color="#FFFFFF" fo:font-family="Arial" style:font-family-asian="Arial" style:font-family-complex="Arial"/>
      <style:paragraph-properties/>
    </style:style>
    <style:style style:family="graphic" style:name="gr51">
      <style:graphic-properties style:wrap="run-through"/>
    </style:style>
    <style:style style:family="graphic" style:name="gr52">
      <style:graphic-properties draw:fill="none" draw:auto-grow-height="false" draw:auto-grow-width="false" draw:stroke="solid" svg:stroke-color="#000000" svg:stroke-width="0.03528cm" style:wrap="run-through" fo:border="0.03528cm solid #000000" fo:background-color="transparent"/>
    </style:style>
    <style:style style:family="paragraph" style:name="P38">
      <style:text-properties fo:color="#FFFFFF" fo:font-family="Arial" style:font-family-asian="Arial" style:font-family-complex="Arial"/>
      <style:paragraph-properties/>
    </style:style>
    <style:style style:family="graphic" style:name="gr53">
      <style:graphic-properties draw:fill="none" draw:textarea-vertical-align="middle" draw:auto-grow-height="false" draw:auto-grow-width="false" draw:stroke="none" svg:stroke-color="#2D4D6A" svg:stroke-width="0.03528cm" fo:wrap-option="wrap" style:wrap="run-through" fo:border="0.03528cm none #2D4D6A" fo:padding-top="3.6pt" fo:padding-bottom="3.6pt" fo:padding-left="7.2pt" fo:padding-right="7.2pt" fo:background-color="transparent"/>
    </style:style>
    <style:style style:family="paragraph" style:name="P39">
      <style:text-properties fo:color="#FFFFFF" fo:font-family="Arial" style:font-family-asian="Arial" style:font-family-complex="Arial"/>
      <style:paragraph-properties fo:line-height="14.13pt" fo:text-align="center" fo:margin-top="0pt" fo:margin-bottom="0pt"/>
    </style:style>
    <style:style style:family="text" style:name="T25">
      <style:text-properties fo:color="#000000" fo:font-family="Cantarell" style:font-family-asian="Cantarell" style:font-family-complex="Cantarell" fo:font-size="10pt" style:font-size-asian="10pt" style:font-size-complex="10pt"/>
    </style:style>
    <style:style style:family="text" style:name="T26">
      <style:text-properties fo:color="#000000" fo:font-family="Cantarell" style:font-family-asian="Cantarell" style:font-family-complex="Cantarell" fo:font-size="10pt" style:font-size-asian="10pt" style:font-size-complex="10pt"/>
    </style:style>
    <style:style style:family="text" style:name="T27">
      <style:text-properties fo:color="#000000" fo:font-family="Cantarell" style:font-family-asian="Cantarell" style:font-family-complex="Cantarell" fo:font-size="10pt" style:font-size-asian="10pt" style:font-size-complex="10pt"/>
    </style:style>
    <style:style style:family="graphic" style:name="gr54">
      <style:graphic-properties draw:fill="none" draw:auto-grow-height="false" draw:auto-grow-width="false" draw:stroke="solid" svg:stroke-color="#000000" svg:stroke-width="0.03528cm" style:wrap="run-through"/>
    </style:style>
    <style:style style:family="paragraph" style:name="P40">
      <style:text-properties fo:color="#FFFFFF" fo:font-family="Arial" style:font-family-asian="Arial" style:font-family-complex="Arial"/>
      <style:paragraph-properties/>
    </style:style>
    <style:style style:family="graphic" style:name="gr55">
      <style:graphic-properties draw:fill="none" draw:auto-grow-height="false" draw:auto-grow-width="false" draw:stroke="solid" svg:stroke-color="#000000" svg:stroke-width="0.03528cm" style:wrap="run-through"/>
    </style:style>
    <style:style style:family="paragraph" style:name="P41">
      <style:text-properties fo:color="#FFFFFF" fo:font-family="Arial" style:font-family-asian="Arial" style:font-family-complex="Arial"/>
      <style:paragraph-properties/>
    </style:style>
    <style:style style:family="graphic" style:name="gr56">
      <style:graphic-properties draw:fill="none" draw:auto-grow-height="false" draw:auto-grow-width="false" draw:stroke="solid" svg:stroke-color="#000000" svg:stroke-width="0.03528cm" style:wrap="run-through"/>
    </style:style>
    <style:style style:family="paragraph" style:name="P42">
      <style:text-properties fo:color="#FFFFFF" fo:font-family="Arial" style:font-family-asian="Arial" style:font-family-complex="Arial"/>
      <style:paragraph-properties/>
    </style:style>
    <style:style style:family="graphic" style:name="gr57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43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28">
      <style:text-properties fo:font-family="Cantarell" style:font-family-asian="Cantarell" style:font-family-complex="Cantarell" fo:font-size="14pt" style:font-size-asian="14pt" style:font-size-complex="14pt"/>
    </style:style>
    <style:style style:family="text" style:name="T29">
      <style:text-properties style:text-position="-25%" fo:font-family="Cantarell" style:font-family-asian="Cantarell" style:font-family-complex="Cantarell" fo:font-size="14pt" style:font-size-asian="14pt" style:font-size-complex="14pt"/>
    </style:style>
    <style:style style:family="graphic" style:name="gr58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44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30">
      <style:text-properties fo:font-family="Cantarell" style:font-family-asian="Cantarell" style:font-family-complex="Cantarell" fo:font-size="14pt" style:font-size-asian="14pt" style:font-size-complex="14pt"/>
    </style:style>
    <style:style style:family="text" style:name="T31">
      <style:text-properties style:text-position="-25%" fo:font-family="Cantarell" style:font-family-complex="Cantarell" fo:font-size="14pt" style:font-size-asian="14pt" style:font-size-complex="14pt"/>
    </style:style>
    <style:style style:family="graphic" style:name="gr59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45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32">
      <style:text-properties fo:font-family="Cantarell" style:font-family-asian="Cantarell" style:font-family-complex="Cantarell" fo:font-size="14pt" style:font-size-asian="14pt" style:font-size-complex="14pt"/>
    </style:style>
    <style:style style:family="graphic" style:name="gr60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46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33">
      <style:text-properties fo:font-family="Cantarell" style:font-family-asian="Cantarell" style:font-family-complex="Cantarell" fo:font-size="14pt" style:font-size-asian="14pt" style:font-size-complex="14pt"/>
    </style:style>
    <style:style style:family="graphic" style:name="gr61">
      <style:graphic-properties draw:fill="none" draw:stroke="solid" svg:stroke-color="#000000" svg:stroke-width="0.03528cm" style:mirror="horizontal"/>
    </style:style>
    <style:style style:family="graphic" style:name="gr62">
      <style:graphic-properties draw:fill="none" draw:stroke="solid" svg:stroke-color="#000000" svg:stroke-width="0.03528cm" style:mirror="vertical"/>
    </style:style>
    <style:style style:family="graphic" style:name="gr63">
      <style:graphic-properties draw:fill="none" draw:stroke="solid" svg:stroke-color="#000000" svg:stroke-width="0.03528cm" style:mirror="vertical"/>
    </style:style>
    <style:style style:family="graphic" style:name="gr64">
      <style:graphic-properties draw:fill="none" draw:stroke="solid" draw:marker-end="ArrowMarker" draw:marker-end-width="1.784pt" svg:stroke-color="#000000" svg:stroke-width="0.03528cm" style:mirror="vertical"/>
    </style:style>
    <style:style style:family="graphic" style:name="gr65">
      <style:graphic-properties draw:fill="none" draw:stroke="solid" draw:marker-end="ArrowMarker" draw:marker-end-width="1.784pt" svg:stroke-color="#000000" svg:stroke-width="0.03528cm" style:mirror="vertical"/>
    </style:style>
    <style:style style:family="graphic" style:name="gr66">
      <style:graphic-properties draw:fill="none" draw:stroke="solid" draw:marker-end="ArrowMarker" draw:marker-end-width="1.784pt" svg:stroke-color="#000000" svg:stroke-width="0.03528cm" style:mirror="vertical"/>
    </style:style>
    <style:style style:family="graphic" style:name="gr67">
      <style:graphic-properties draw:fill="none" draw:stroke="solid" draw:marker-end="ArrowMarker" draw:marker-end-width="1.784pt" svg:stroke-color="#000000" svg:stroke-width="0.03528cm" style:mirror="vertical"/>
    </style:style>
    <style:style style:family="graphic" style:name="gr68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47">
      <style:text-properties fo:color="#FFFFFF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graphic" style:name="gr69">
      <style:graphic-properties draw:fill-color="#ED7D31" draw:fill="solid" draw:auto-grow-height="false" draw:auto-grow-width="false" draw:stroke="none" svg:stroke-color="#2D4D6A" svg:stroke-width="0.03528cm" fo:border="0.03528cm none #2D4D6A" fo:background-color="transparent"/>
    </style:style>
    <style:style style:family="paragraph" style:name="P48">
      <style:text-properties fo:color="#FFFFFF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graphic" style:name="gr70">
      <style:graphic-properties draw:fill-color="#547F34" draw:fill="solid" draw:auto-grow-height="false" draw:auto-grow-width="false" draw:stroke="none" svg:stroke-color="#2D4D6A" svg:stroke-width="0.03528cm"/>
    </style:style>
    <style:style style:family="paragraph" style:name="P49">
      <style:text-properties fo:color="#FFFFFF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graphic" style:name="gr71">
      <style:graphic-properties draw:fill-color="#2E75B4" draw:fill="solid" draw:auto-grow-height="false" draw:auto-grow-width="false" draw:stroke="none" svg:stroke-color="#2D4D6A" svg:stroke-width="0.03528cm"/>
    </style:style>
    <style:style style:family="paragraph" style:name="P50">
      <style:text-properties fo:color="#FFFFFF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graphic" style:name="gr72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51">
      <style:text-properties fo:color="#FFFFFF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graphic" style:name="gr73">
      <style:graphic-properties draw:fill-color="#ED7D31" draw:fill="solid" draw:auto-grow-height="false" draw:auto-grow-width="false" draw:stroke="none" svg:stroke-color="#2D4D6A" svg:stroke-width="0.03528cm" fo:border="0.03528cm none #2D4D6A" fo:background-color="transparent"/>
    </style:style>
    <style:style style:family="paragraph" style:name="P52">
      <style:text-properties fo:color="#FFFFFF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graphic" style:name="gr74">
      <style:graphic-properties draw:fill-color="#547F34" draw:fill="solid" draw:auto-grow-height="false" draw:auto-grow-width="false" draw:stroke="none" svg:stroke-color="#2D4D6A" svg:stroke-width="0.03528cm"/>
    </style:style>
    <style:style style:family="paragraph" style:name="P53">
      <style:text-properties fo:color="#FFFFFF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graphic" style:name="gr75">
      <style:graphic-properties draw:fill-color="#2E75B4" draw:fill="solid" draw:auto-grow-height="false" draw:auto-grow-width="false" draw:stroke="none" svg:stroke-color="#2D4D6A" svg:stroke-width="0.03528cm"/>
    </style:style>
    <style:style style:family="paragraph" style:name="P54">
      <style:text-properties fo:color="#FFFFFF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graphic" style:name="gr76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55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34">
      <style:text-properties fo:font-family="Cantarell" style:font-family-asian="Cantarell" style:font-family-complex="Cantarell" fo:font-size="18pt" style:font-size-asian="18pt" style:font-size-complex="18pt"/>
    </style:style>
    <style:style style:family="graphic" style:name="gr77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56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35">
      <style:text-properties fo:font-family="Cantarell" style:font-family-asian="Cantarell" style:font-family-complex="Cantarell" fo:font-size="14pt" style:font-size-asian="14pt" style:font-size-complex="14pt"/>
    </style:style>
    <style:style style:family="graphic" style:name="gr78">
      <style:graphic-properties style:wrap="run-through"/>
    </style:style>
    <style:style style:family="graphic" style:name="gr79">
      <style:graphic-properties draw:fill="none" draw:auto-grow-height="false" draw:auto-grow-width="false" draw:stroke="solid" svg:stroke-color="#000000" svg:stroke-width="0.03528cm" style:wrap="run-through" fo:border="0.03528cm solid #000000" fo:background-color="transparent"/>
    </style:style>
    <style:style style:family="paragraph" style:name="P57">
      <style:text-properties fo:color="#FFFFFF" fo:font-family="Arial" style:font-family-asian="Arial" style:font-family-complex="Arial"/>
      <style:paragraph-properties/>
    </style:style>
    <style:style style:family="graphic" style:name="gr80">
      <style:graphic-properties draw:fill="none" draw:textarea-vertical-align="middle" draw:auto-grow-height="false" draw:auto-grow-width="false" draw:stroke="none" svg:stroke-color="#2D4D6A" svg:stroke-width="0.03528cm" fo:wrap-option="wrap" style:wrap="run-through" fo:border="0.03528cm none #2D4D6A" fo:padding-top="3.6pt" fo:padding-bottom="3.6pt" fo:padding-left="7.2pt" fo:padding-right="7.2pt" fo:background-color="transparent"/>
    </style:style>
    <style:style style:family="paragraph" style:name="P58">
      <style:text-properties fo:color="#FFFFFF" fo:font-family="Arial" style:font-family-asian="Arial" style:font-family-complex="Arial"/>
      <style:paragraph-properties fo:line-height="14.13pt" fo:text-align="center" fo:margin-top="0pt" fo:margin-bottom="0pt"/>
    </style:style>
    <style:style style:family="text" style:name="T36">
      <style:text-properties fo:color="#000000" fo:font-family="Cantarell" style:font-family-asian="Cantarell" style:font-family-complex="Cantarell" fo:font-size="10pt" style:font-size-asian="10pt" style:font-size-complex="10pt"/>
    </style:style>
    <style:style style:family="text" style:name="T37">
      <style:text-properties fo:color="#000000" fo:font-family="Cantarell" style:font-family-asian="Cantarell" style:font-family-complex="Cantarell" fo:font-size="10pt" style:font-size-asian="10pt" style:font-size-complex="10pt"/>
    </style:style>
    <style:style style:family="text" style:name="T38">
      <style:text-properties fo:color="#000000" fo:font-family="Cantarell" style:font-family-asian="Cantarell" style:font-family-complex="Cantarell" fo:font-size="10pt" style:font-size-asian="10pt" style:font-size-complex="10pt"/>
    </style:style>
    <style:style style:family="graphic" style:name="gr81">
      <style:graphic-properties draw:fill="none" draw:auto-grow-height="false" draw:auto-grow-width="false" draw:stroke="solid" svg:stroke-color="#000000" svg:stroke-width="0.03528cm" style:wrap="run-through"/>
    </style:style>
    <style:style style:family="paragraph" style:name="P59">
      <style:text-properties fo:color="#FFFFFF" fo:font-family="Arial" style:font-family-asian="Arial" style:font-family-complex="Arial"/>
      <style:paragraph-properties/>
    </style:style>
    <style:style style:family="graphic" style:name="gr82">
      <style:graphic-properties draw:fill="none" draw:auto-grow-height="false" draw:auto-grow-width="false" draw:stroke="solid" svg:stroke-color="#000000" svg:stroke-width="0.03528cm" style:wrap="run-through"/>
    </style:style>
    <style:style style:family="paragraph" style:name="P60">
      <style:text-properties fo:color="#FFFFFF" fo:font-family="Arial" style:font-family-asian="Arial" style:font-family-complex="Arial"/>
      <style:paragraph-properties/>
    </style:style>
    <style:style style:family="graphic" style:name="gr83">
      <style:graphic-properties draw:fill="none" draw:auto-grow-height="false" draw:auto-grow-width="false" draw:stroke="solid" svg:stroke-color="#000000" svg:stroke-width="0.03528cm" style:wrap="run-through"/>
    </style:style>
    <style:style style:family="paragraph" style:name="P61">
      <style:text-properties fo:color="#FFFFFF" fo:font-family="Arial" style:font-family-asian="Arial" style:font-family-complex="Arial"/>
      <style:paragraph-properties/>
    </style:style>
    <style:style style:family="graphic" style:name="gr84">
      <style:graphic-properties draw:fill="none" draw:stroke="solid" draw:marker-end="ArrowMarker" draw:marker-end-width="6.175pt" svg:stroke-color="#000000" svg:stroke-width="0.03528cm" style:mirror="vertical"/>
    </style:style>
    <style:style style:family="graphic" style:name="gr85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62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39">
      <style:text-properties fo:font-family="Cantarell" style:font-family-asian="Cantarell" style:font-family-complex="Cantarell" fo:font-size="14pt" style:font-size-asian="14pt" style:font-size-complex="14pt"/>
    </style:style>
    <style:style style:family="text" style:name="T40">
      <style:text-properties style:text-position="-25%" fo:font-family="Cantarell" style:font-family-complex="Cantarell" fo:font-size="14pt" style:font-size-asian="14pt" style:font-size-complex="14pt"/>
    </style:style>
    <style:style style:family="graphic" style:name="gr86">
      <style:graphic-properties draw:fill="none" draw:stroke="solid" svg:stroke-color="#000000" svg:stroke-width="0.03528cm" style:mirror="vertical"/>
    </style:style>
    <style:style style:family="graphic" style:name="gr87">
      <style:graphic-properties draw:fill="none" draw:stroke="solid" svg:stroke-color="#000000" svg:stroke-width="0.03528cm" style:mirror="horizontal"/>
    </style:style>
    <style:style style:family="graphic" style:name="gr88">
      <style:graphic-properties style:wrap="run-through"/>
    </style:style>
    <style:style style:family="graphic" style:name="gr89">
      <style:graphic-properties draw:fill-color="#FFFFFF" draw:fill="solid" draw:stroke="solid" svg:stroke-color="#000000" svg:stroke-width="0.03528cm" style:wrap="run-through"/>
    </style:style>
    <style:style style:family="graphic" style:name="gr90">
      <style:graphic-properties draw:fill="none" draw:stroke="solid" svg:stroke-color="#000000" svg:stroke-width="0.03528cm" style:wrap="run-through" style:mirror="vertical horizontal"/>
    </style:style>
    <style:style style:family="graphic" style:name="gr91">
      <style:graphic-properties draw:fill="none" draw:stroke="solid" svg:stroke-color="#000000" svg:stroke-width="0.03528cm" style:wrap="run-through" style:mirror="horizontal"/>
    </style:style>
    <style:style style:family="graphic" style:name="gr92">
      <style:graphic-properties draw:fill="none" draw:stroke="solid" draw:marker-end="ArrowMarker" draw:marker-end-width="1.784pt" svg:stroke-color="#000000" svg:stroke-width="0.03528cm" style:mirror="vertical"/>
    </style:style>
    <style:style style:family="graphic" style:name="gr93">
      <style:graphic-properties draw:fill="none" draw:stroke="solid" svg:stroke-color="#000000" svg:stroke-width="0.03528cm" style:mirror="horizontal"/>
    </style:style>
    <style:style style:family="graphic" style:name="gr94">
      <style:graphic-properties draw:fill="none" draw:stroke="solid" svg:stroke-color="#000000" svg:stroke-width="0.03528cm" style:mirror="horizontal"/>
    </style:style>
    <style:style style:family="graphic" style:name="gr95">
      <style:graphic-properties style:wrap="run-through"/>
    </style:style>
    <style:style style:family="graphic" style:name="gr96">
      <style:graphic-properties draw:fill-color="#FFFFFF" draw:fill="solid" draw:stroke="solid" svg:stroke-color="#000000" svg:stroke-width="0.03528cm" style:wrap="run-through"/>
    </style:style>
    <style:style style:family="graphic" style:name="gr97">
      <style:graphic-properties draw:fill="none" draw:stroke="solid" svg:stroke-color="#000000" svg:stroke-width="0.03528cm" style:wrap="run-through" style:mirror="vertical horizontal"/>
    </style:style>
    <style:style style:family="graphic" style:name="gr98">
      <style:graphic-properties draw:fill="none" draw:stroke="solid" svg:stroke-color="#000000" svg:stroke-width="0.03528cm" style:wrap="run-through" style:mirror="horizontal"/>
    </style:style>
    <style:style style:family="graphic" style:name="gr99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63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41">
      <style:text-properties fo:font-family="Cantarell" style:font-family-complex="Cantarell" fo:font-size="14pt" style:font-size-asian="14pt" style:font-size-complex="14pt"/>
    </style:style>
    <style:style style:family="text" style:name="T42">
      <style:text-properties style:text-position="-25%" fo:font-family="Cantarell" style:font-family-complex="Cantarell" fo:font-size="14pt" style:font-size-asian="14pt" style:font-size-complex="14pt"/>
    </style:style>
    <style:style style:family="graphic" style:name="gr100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64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43">
      <style:text-properties fo:font-family="Cantarell" style:font-family-asian="Cantarell" style:font-family-complex="Cantarell" fo:font-size="14pt" style:font-size-asian="14pt" style:font-size-complex="14pt"/>
    </style:style>
  </office:automatic-styles>
  <office:body>
    <office:presentation>
      <draw:page draw:name="Slide_1" draw:style-name="dp3" draw:master-page-name="_Title Slide" presentation:presentation-page-layout-name="AL1">
        <draw:line draw:style-name="gr2" draw:transform="" svg:x1="13.34cm" svg:x2="13.69cm" svg:y1="-1.499cm" svg:y2="-1.321cm"/>
        <draw:g draw:name="" draw:style-name="gr3" draw:z-index="61590905">
          <draw:frame draw:style-name="gr4" svg:width="2.954cm" svg:height="0.7193cm" svg:x="6.424cm" svg:y="8.806cm">
            <draw:text-box fo:min-height="0.7193cm">
              <text:p text:style-name="P3"/>
            </draw:text-box>
          </draw:frame>
          <draw:frame draw:style-name="gr5" svg:width="2.067cm" svg:height="0.5652cm" svg:x="7.181cm" svg:y="8.883cm">
            <draw:text-box fo:min-height="0.5652cm">
              <text:p text:style-name="P4"><text:span text:style-name="T3">• </text:span><text:span text:style-name="T4">• </text:span><text:span text:style-name="T5">•</text:span></text:p>
            </draw:text-box>
          </draw:frame>
          <draw:ellipse draw:style-name="gr6" svg:width="0.4881cm" svg:height="0.4881cm" svg:x="6.578cm" svg:y="8.922cm">
            <text:p text:style-name="P5"/>
          </draw:ellipse>
          <draw:ellipse draw:style-name="gr7" svg:width="0.4881cm" svg:height="0.4881cm" svg:x="7.181cm" svg:y="8.922cm">
            <text:p text:style-name="P6"/>
          </draw:ellipse>
          <draw:ellipse draw:style-name="gr8" svg:width="0.4881cm" svg:height="0.4881cm" svg:x="8.76cm" svg:y="8.922cm">
            <text:p text:style-name="P7"/>
          </draw:ellipse>
        </draw:g>
        <draw:g draw:name="" draw:style-name="gr9" draw:z-index="15398492">
          <draw:frame draw:style-name="gr10" svg:width="2.954cm" svg:height="0.7193cm" svg:x="10.24cm" svg:y="8.819cm">
            <draw:text-box fo:min-height="0.7193cm">
              <text:p text:style-name="P8"/>
            </draw:text-box>
          </draw:frame>
          <draw:frame draw:style-name="gr11" svg:width="2.067cm" svg:height="0.5652cm" svg:x="11cm" svg:y="8.896cm">
            <draw:text-box fo:min-height="0.5652cm">
              <text:p text:style-name="P9"><text:span text:style-name="T6">• </text:span><text:span text:style-name="T7">• </text:span><text:span text:style-name="T8">•</text:span></text:p>
            </draw:text-box>
          </draw:frame>
          <draw:ellipse draw:style-name="gr12" svg:width="0.4881cm" svg:height="0.4881cm" svg:x="10.39cm" svg:y="8.934cm">
            <text:p text:style-name="P10"/>
          </draw:ellipse>
          <draw:ellipse draw:style-name="gr13" svg:width="0.4881cm" svg:height="0.4881cm" svg:x="11cm" svg:y="8.934cm">
            <text:p text:style-name="P11"/>
          </draw:ellipse>
          <draw:ellipse draw:style-name="gr14" svg:width="0.4881cm" svg:height="0.4881cm" svg:x="12.57cm" svg:y="8.934cm">
            <text:p text:style-name="P12"/>
          </draw:ellipse>
        </draw:g>
        <draw:g draw:name="" draw:style-name="gr15" draw:z-index="874324941">
          <draw:frame draw:style-name="gr16" svg:width="2.954cm" svg:height="0.7193cm" svg:x="8.311cm" svg:y="11.02cm">
            <draw:text-box fo:min-height="0.7193cm">
              <text:p text:style-name="P13"/>
            </draw:text-box>
          </draw:frame>
          <draw:frame draw:style-name="gr17" svg:width="2.067cm" svg:height="0.5652cm" svg:x="9.068cm" svg:y="11.09cm">
            <draw:text-box fo:min-height="0.5652cm">
              <text:p text:style-name="P14"><text:span text:style-name="T9">• </text:span><text:span text:style-name="T10">• </text:span><text:span text:style-name="T11">•</text:span></text:p>
            </draw:text-box>
          </draw:frame>
          <draw:ellipse draw:style-name="gr18" svg:width="0.4881cm" svg:height="0.4881cm" svg:x="8.465cm" svg:y="11.13cm">
            <text:p text:style-name="P15"/>
          </draw:ellipse>
          <draw:ellipse draw:style-name="gr19" svg:width="0.4881cm" svg:height="0.4881cm" svg:x="9.068cm" svg:y="11.13cm">
            <text:p text:style-name="P16"/>
          </draw:ellipse>
          <draw:ellipse draw:style-name="gr20" svg:width="0.4881cm" svg:height="0.4881cm" svg:x="10.65cm" svg:y="11.13cm">
            <text:p text:style-name="P17"/>
          </draw:ellipse>
        </draw:g>
        <draw:frame draw:style-name="gr21" draw:transform="rotate(0.78540543560266551) translate(5.294cm,9.206cm)" svg:width="1.399cm" svg:height="0.8477cm">
          <draw:text-box fo:min-height="0.8477cm">
            <text:p text:style-name="P18"><text:span text:style-name="T12">e</text:span><text:span text:style-name="T13">s</text:span></text:p>
          </draw:text-box>
        </draw:frame>
        <draw:frame draw:style-name="gr22" draw:transform="rotate(0.78540543560266551) translate(9.221cm,9.191cm)" svg:width="1.4cm" svg:height="0.8477cm">
          <draw:text-box fo:min-height="0.8477cm">
            <text:p text:style-name="P19"><text:span text:style-name="T14">e</text:span><text:span text:style-name="T15">s</text:span></text:p>
          </draw:text-box>
        </draw:frame>
        <draw:frame draw:style-name="gr23" draw:transform="rotate(0.78540543560266551) translate(7.193cm,11.45cm)" svg:width="1.403cm" svg:height="0.8477cm">
          <draw:text-box fo:min-height="0.8477cm">
            <text:p text:style-name="P20"><text:span text:style-name="T16">h</text:span><text:span text:style-name="T17">s</text:span></text:p>
          </draw:text-box>
        </draw:frame>
        <draw:frame draw:style-name="gr24" svg:width="2.877cm" svg:height="0.8477cm" svg:x="6.461cm" svg:y="7.27cm">
          <draw:text-box fo:min-height="0.8477cm">
            <text:p text:style-name="P21"><text:span text:style-name="T18">ResNet</text:span></text:p>
          </draw:text-box>
        </draw:frame>
        <draw:frame draw:style-name="gr25" svg:width="3.03cm" svg:height="0.8477cm" svg:x="10.21cm" svg:y="7.27cm">
          <draw:text-box fo:min-height="0.8477cm">
            <text:p text:style-name="P22"><text:span text:style-name="T19">ResNet</text:span></text:p>
          </draw:text-box>
        </draw:frame>
        <draw:line draw:style-name="gr26" draw:transform="" svg:x1="10.04cm" svg:x2="10.35cm" svg:y1="0.1061cm" svg:y2="0.2634cm"/>
        <draw:line draw:style-name="gr27" svg:x1="11.72cm" svg:x2="7.864cm" svg:y1="10.22cm" svg:y2="10.22cm"/>
        <draw:line draw:style-name="gr28" draw:transform="" svg:x1="10.63cm" svg:x2="10.99cm" svg:y1="-0.5478cm" svg:y2="-0.3698cm"/>
        <draw:line draw:style-name="gr29" draw:transform="" svg:x1="8.701cm" svg:x2="9.057cm" svg:y1="0.4186cm" svg:y2="0.5966cm"/>
        <draw:line draw:style-name="gr30" draw:transform="" svg:x1="7.967cm" svg:x2="8.282cm" svg:y1="0.05183cm" svg:y2="0.2092cm"/>
        <draw:line draw:style-name="gr31" draw:transform="" svg:x1="9.896cm" svg:x2="10.21cm" svg:y1="-0.9127cm" svg:y2="-0.7553cm"/>
        <draw:line draw:style-name="gr32" draw:transform="" svg:x1="7.267cm" svg:x2="7.582cm" svg:y1="-0.2983cm" svg:y2="-0.1409cm"/>
        <draw:line draw:style-name="gr33" draw:transform="" svg:x1="9.196cm" svg:x2="9.511cm" svg:y1="-1.263cm" svg:y2="-1.105cm"/>
        <draw:line draw:style-name="gr34" draw:transform="" svg:x1="10.85cm" svg:x2="11.17cm" svg:y1="0.5163cm" svg:y2="0.6737cm"/>
        <draw:frame draw:style-name="gr35" svg:width="3.043cm" svg:height="1.44cm" svg:x="8.312cm" svg:y="12.34cm">
          <draw:text-box fo:min-height="1.44cm">
            <text:p text:style-name="P23"><text:span text:style-name="T20">encoder LSTM</text:span></text:p>
          </draw:text-box>
        </draw:frame>
        <draw:frame draw:style-name="gr36" svg:width="2.518cm" svg:height="1.695cm" svg:x="6.639cm" svg:y="4.881cm">
          <draw:text-box fo:min-height="1.695cm">
            <text:p text:style-name="P24"/>
          </draw:text-box>
        </draw:frame>
        <draw:frame draw:style-name="gr37" svg:width="0.5652cm" svg:height="0.5138cm" svg:x="7.016cm" svg:y="5.215cm">
          <draw:text-box fo:min-height="0.5138cm">
            <text:p text:style-name="P25"/>
          </draw:text-box>
        </draw:frame>
        <draw:ellipse draw:style-name="gr38" svg:width="0.4881cm" svg:height="0.4881cm" svg:x="8.294cm" svg:y="5.215cm">
          <text:p text:style-name="P26"/>
        </draw:ellipse>
        <draw:custom-shape draw:style-name="gr39" svg:width="0.6397cm" svg:height="0.5395cm" svg:x="7.607cm" svg:y="5.754cm">
          <text:p text:style-name="P27"/>
          <draw:enhanced-geometry svg:viewBox="0 0 0 0" draw:type="ooxml-triangle" draw:text-areas="?f1 ?f5 ?f4 ?f6" draw:modifiers="50000 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style-name="gr40" svg:width="2.518cm" svg:height="1.695cm" svg:x="10.46cm" svg:y="4.868cm">
          <draw:text-box fo:min-height="1.695cm">
            <text:p text:style-name="P28"/>
          </draw:text-box>
        </draw:frame>
        <draw:frame draw:style-name="gr41" svg:width="0.5652cm" svg:height="0.5138cm" svg:x="10.84cm" svg:y="5.202cm">
          <draw:text-box fo:min-height="0.5138cm">
            <text:p text:style-name="P29"/>
          </draw:text-box>
        </draw:frame>
        <draw:ellipse draw:style-name="gr42" svg:width="0.4881cm" svg:height="0.4881cm" svg:x="12.12cm" svg:y="5.202cm">
          <text:p text:style-name="P30"/>
        </draw:ellipse>
        <draw:custom-shape draw:style-name="gr43" svg:width="0.6397cm" svg:height="0.5395cm" svg:x="11.43cm" svg:y="5.741cm">
          <text:p text:style-name="P31"/>
          <draw:enhanced-geometry svg:viewBox="0 0 0 0" draw:type="ooxml-triangle" draw:text-areas="?f1 ?f5 ?f4 ?f6" draw:modifiers="50000 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style-name="gr44" svg:width="6.369cm" svg:height="1.017cm" svg:x="6.552cm" svg:y="3.621cm">
          <draw:text-box fo:min-height="1.017cm">
            <text:p text:style-name="P32"><text:span text:style-name="T21">SENDER</text:span></text:p>
          </draw:text-box>
        </draw:frame>
        <draw:g draw:name="" draw:style-name="gr45" draw:z-index="1254929387">
          <draw:frame draw:style-name="gr46" svg:width="2.954cm" svg:height="0.7193cm" svg:x="14.9cm" svg:y="8.766cm">
            <draw:text-box fo:min-height="0.7193cm">
              <text:p text:style-name="P33"/>
            </draw:text-box>
          </draw:frame>
          <draw:frame draw:style-name="gr47" svg:width="2.067cm" svg:height="0.5652cm" svg:x="15.66cm" svg:y="8.843cm">
            <draw:text-box fo:min-height="0.5652cm">
              <text:p text:style-name="P34"><text:span text:style-name="T22">• </text:span><text:span text:style-name="T23">• </text:span><text:span text:style-name="T24">•</text:span></text:p>
            </draw:text-box>
          </draw:frame>
          <draw:ellipse draw:style-name="gr48" svg:width="0.4881cm" svg:height="0.4881cm" svg:x="15.06cm" svg:y="8.882cm">
            <text:p text:style-name="P35"/>
          </draw:ellipse>
          <draw:ellipse draw:style-name="gr49" svg:width="0.4881cm" svg:height="0.4881cm" svg:x="15.66cm" svg:y="8.882cm">
            <text:p text:style-name="P36"/>
          </draw:ellipse>
          <draw:ellipse draw:style-name="gr50" svg:width="0.4881cm" svg:height="0.4881cm" svg:x="17.24cm" svg:y="8.882cm">
            <text:p text:style-name="P37"/>
          </draw:ellipse>
        </draw:g>
        <draw:g draw:name="" draw:style-name="gr51" draw:z-index="1264147830">
          <draw:frame draw:style-name="gr52" svg:width="2.954cm" svg:height="0.7193cm" svg:x="18.72cm" svg:y="8.778cm">
            <draw:text-box fo:min-height="0.7193cm">
              <text:p text:style-name="P38"/>
            </draw:text-box>
          </draw:frame>
          <draw:frame draw:style-name="gr53" svg:width="2.067cm" svg:height="0.5652cm" svg:x="19.47cm" svg:y="8.855cm">
            <draw:text-box fo:min-height="0.5652cm">
              <text:p text:style-name="P39"><text:span text:style-name="T25">• </text:span><text:span text:style-name="T26">• </text:span><text:span text:style-name="T27">•</text:span></text:p>
            </draw:text-box>
          </draw:frame>
          <draw:ellipse draw:style-name="gr54" svg:width="0.4881cm" svg:height="0.4881cm" svg:x="18.87cm" svg:y="8.894cm">
            <text:p text:style-name="P40"/>
          </draw:ellipse>
          <draw:ellipse draw:style-name="gr55" svg:width="0.4881cm" svg:height="0.4881cm" svg:x="19.47cm" svg:y="8.894cm">
            <text:p text:style-name="P41"/>
          </draw:ellipse>
          <draw:ellipse draw:style-name="gr56" svg:width="0.4881cm" svg:height="0.4881cm" svg:x="21.05cm" svg:y="8.894cm">
            <text:p text:style-name="P42"/>
          </draw:ellipse>
        </draw:g>
        <draw:frame draw:style-name="gr57" draw:transform="rotate(0.78540543560266551) translate(13.77cm,9.168cm)" svg:width="1.402cm" svg:height="0.8477cm">
          <draw:text-box fo:min-height="0.8477cm">
            <text:p text:style-name="P43"><text:span text:style-name="T28">e</text:span><text:span text:style-name="T29">r</text:span></text:p>
          </draw:text-box>
        </draw:frame>
        <draw:frame draw:style-name="gr58" draw:transform="rotate(0.78540543560266551) translate(17.7cm,9.154cm)" svg:width="1.404cm" svg:height="0.8477cm">
          <draw:text-box fo:min-height="0.8477cm">
            <text:p text:style-name="P44"><text:span text:style-name="T30">e</text:span><text:span text:style-name="T31">r</text:span></text:p>
          </draw:text-box>
        </draw:frame>
        <draw:frame draw:style-name="gr59" svg:width="2.878cm" svg:height="0.8477cm" svg:x="14.94cm" svg:y="7.23cm">
          <draw:text-box fo:min-height="0.8477cm">
            <text:p text:style-name="P45"><text:span text:style-name="T32">ResNet</text:span></text:p>
          </draw:text-box>
        </draw:frame>
        <draw:frame draw:style-name="gr60" svg:width="3.031cm" svg:height="0.8477cm" svg:x="18.69cm" svg:y="7.23cm">
          <draw:text-box fo:min-height="0.8477cm">
            <text:p text:style-name="P46"><text:span text:style-name="T33">ResNet</text:span></text:p>
          </draw:text-box>
        </draw:frame>
        <draw:line draw:style-name="gr61" svg:x1="20.06cm" svg:x2="16.5cm" svg:y1="10.18cm" svg:y2="10.18cm"/>
        <draw:line draw:style-name="gr62" draw:transform="" svg:x1="14.85cm" svg:x2="15.62cm" svg:y1="-2.677cm" svg:y2="-2.292cm"/>
        <draw:line draw:style-name="gr63" draw:transform="" svg:x1="12.92cm" svg:x2="13.28cm" svg:y1="-1.711cm" svg:y2="-1.533cm"/>
        <draw:line draw:style-name="gr64" draw:transform="" svg:x1="12.19cm" svg:x2="12.5cm" svg:y1="-2.077cm" svg:y2="-1.92cm"/>
        <draw:line draw:style-name="gr65" draw:transform="" svg:x1="14.11cm" svg:x2="14.43cm" svg:y1="-3.042cm" svg:y2="-2.885cm"/>
        <draw:line draw:style-name="gr66" draw:transform="" svg:x1="11.49cm" svg:x2="11.8cm" svg:y1="-2.428cm" svg:y2="-2.27cm"/>
        <draw:line draw:style-name="gr67" draw:transform="" svg:x1="13.41cm" svg:x2="13.73cm" svg:y1="-3.392cm" svg:y2="-3.235cm"/>
        <draw:frame draw:style-name="gr68" svg:width="2.518cm" svg:height="1.695cm" svg:x="15.12cm" svg:y="4.841cm">
          <draw:text-box fo:min-height="1.695cm">
            <text:p text:style-name="P47"/>
          </draw:text-box>
        </draw:frame>
        <draw:frame draw:style-name="gr69" svg:width="0.5652cm" svg:height="0.5138cm" svg:x="15.49cm" svg:y="5.175cm">
          <draw:text-box fo:min-height="0.5138cm">
            <text:p text:style-name="P48"/>
          </draw:text-box>
        </draw:frame>
        <draw:ellipse draw:style-name="gr70" svg:width="0.4881cm" svg:height="0.4881cm" svg:x="16.77cm" svg:y="5.175cm">
          <text:p text:style-name="P49"/>
        </draw:ellipse>
        <draw:custom-shape draw:style-name="gr71" svg:width="0.6397cm" svg:height="0.5395cm" svg:x="16.08cm" svg:y="5.714cm">
          <text:p text:style-name="P50"/>
          <draw:enhanced-geometry svg:viewBox="0 0 0 0" draw:type="ooxml-triangle" draw:text-areas="?f1 ?f5 ?f4 ?f6" draw:modifiers="50000 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style-name="gr72" svg:width="2.518cm" svg:height="1.695cm" svg:x="18.94cm" svg:y="4.827cm">
          <draw:text-box fo:min-height="1.695cm">
            <text:p text:style-name="P51"/>
          </draw:text-box>
        </draw:frame>
        <draw:frame draw:style-name="gr73" svg:width="0.5652cm" svg:height="0.5138cm" svg:x="19.32cm" svg:y="5.161cm">
          <draw:text-box fo:min-height="0.5138cm">
            <text:p text:style-name="P52"/>
          </draw:text-box>
        </draw:frame>
        <draw:ellipse draw:style-name="gr74" svg:width="0.4881cm" svg:height="0.4881cm" svg:x="20.6cm" svg:y="5.161cm">
          <text:p text:style-name="P53"/>
        </draw:ellipse>
        <draw:custom-shape draw:style-name="gr75" svg:width="0.6397cm" svg:height="0.5395cm" svg:x="19.91cm" svg:y="5.701cm">
          <text:p text:style-name="P54"/>
          <draw:enhanced-geometry svg:viewBox="0 0 0 0" draw:type="ooxml-triangle" draw:text-areas="?f1 ?f5 ?f4 ?f6" draw:modifiers="50000 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style-name="gr76" svg:width="10.5cm" svg:height="1.017cm" svg:x="15.03cm" svg:y="3.581cm">
          <draw:text-box fo:min-height="1.017cm">
            <text:p text:style-name="P55"><text:span text:style-name="T34">RECEIVER</text:span></text:p>
          </draw:text-box>
        </draw:frame>
        <draw:frame draw:style-name="gr77" svg:width="3.059cm" svg:height="1.44cm" svg:x="22.89cm" svg:y="4.968cm">
          <draw:text-box fo:min-height="1.44cm">
            <text:p text:style-name="P56"><text:span text:style-name="T35">decoder LSTM</text:span></text:p>
          </draw:text-box>
        </draw:frame>
        <draw:g draw:name="" draw:style-name="gr78" draw:z-index="1326148984">
          <draw:frame draw:style-name="gr79" svg:width="2.954cm" svg:height="0.7193cm" svg:x="22.92cm" svg:y="8.757cm">
            <draw:text-box fo:min-height="0.7193cm">
              <text:p text:style-name="P57"/>
            </draw:text-box>
          </draw:frame>
          <draw:frame draw:style-name="gr80" svg:width="2.067cm" svg:height="0.5652cm" svg:x="23.68cm" svg:y="8.834cm">
            <draw:text-box fo:min-height="0.5652cm">
              <text:p text:style-name="P58"><text:span text:style-name="T36">• </text:span><text:span text:style-name="T37">• </text:span><text:span text:style-name="T38">•</text:span></text:p>
            </draw:text-box>
          </draw:frame>
          <draw:ellipse draw:style-name="gr81" svg:width="0.4881cm" svg:height="0.4881cm" svg:x="23.08cm" svg:y="8.872cm">
            <text:p text:style-name="P59"/>
          </draw:ellipse>
          <draw:ellipse draw:style-name="gr82" svg:width="0.4881cm" svg:height="0.4881cm" svg:x="23.68cm" svg:y="8.872cm">
            <text:p text:style-name="P60"/>
          </draw:ellipse>
          <draw:ellipse draw:style-name="gr83" svg:width="0.4881cm" svg:height="0.4881cm" svg:x="25.26cm" svg:y="8.872cm">
            <text:p text:style-name="P61"/>
          </draw:ellipse>
        </draw:g>
        <draw:line draw:style-name="gr84" draw:transform="" svg:x1="15.44cm" svg:x2="16.53cm" svg:y1="-4.483cm" svg:y2="-3.939cm"/>
        <draw:frame draw:style-name="gr85" draw:transform="rotate(0.78540543560266551) translate(21.95cm,9.141cm)" svg:width="1.405cm" svg:height="0.8477cm">
          <draw:text-box fo:min-height="0.8477cm">
            <text:p text:style-name="P62"><text:span text:style-name="T39">e</text:span><text:span text:style-name="T40">r</text:span></text:p>
          </draw:text-box>
        </draw:frame>
        <draw:line draw:style-name="gr86" draw:transform="" svg:x1="16.94cm" svg:x2="17.71cm" svg:y1="-3.733cm" svg:y2="-3.348cm"/>
        <draw:line draw:style-name="gr87" svg:x1="24.41cm" svg:x2="20.37cm" svg:y1="10.18cm" svg:y2="10.18cm"/>
        <draw:g draw:name="" draw:style-name="gr88" draw:z-index="1050613485">
          <draw:ellipse draw:style-name="gr89" svg:width="0.4875cm" svg:height="0.4875cm" svg:x="16.09cm" svg:y="9.951cm"/>
          <draw:line draw:style-name="gr90" draw:transform="" svg:x1="13.44cm" svg:x2="13.09cm" svg:y1="-1.536cm" svg:y2="-1.536cm"/>
          <draw:line draw:style-name="gr91" draw:transform="" svg:x1="13.44cm" svg:x2="13.09cm" svg:y1="-1.536cm" svg:y2="-1.536cm"/>
        </draw:g>
        <draw:line draw:style-name="gr92" draw:transform="" svg:x1="14.68cm" svg:x2="14.99cm" svg:y1="-1.811cm" svg:y2="-1.654cm"/>
        <draw:line draw:style-name="gr93" svg:x1="20.19cm" svg:x2="16.34cm" svg:y1="11.03cm" svg:y2="11.03cm"/>
        <draw:line draw:style-name="gr94" svg:x1="24.42cm" svg:x2="20.06cm" svg:y1="11.02cm" svg:y2="11.02cm"/>
        <draw:g draw:name="" draw:style-name="gr95" draw:z-index="1705886709">
          <draw:ellipse draw:style-name="gr96" svg:width="0.4875cm" svg:height="0.4875cm" svg:x="19.97cm" svg:y="10.78cm"/>
          <draw:line draw:style-name="gr97" draw:transform="" svg:x1="15.79cm" svg:x2="15.45cm" svg:y1="-2.298cm" svg:y2="-2.298cm"/>
          <draw:line draw:style-name="gr98" draw:transform="" svg:x1="15.79cm" svg:x2="15.45cm" svg:y1="-2.298cm" svg:y2="-2.298cm"/>
        </draw:g>
        <draw:frame draw:style-name="gr99" draw:transform="rotate(0.78540543560266551) translate(23.41cm,6.814cm)" svg:width="1.409cm" svg:height="0.8477cm">
          <draw:text-box fo:min-height="0.8477cm">
            <text:p text:style-name="P63"><text:span text:style-name="T41">h</text:span><text:span text:style-name="T42">r</text:span></text:p>
          </draw:text-box>
        </draw:frame>
        <draw:frame draw:style-name="gr100" svg:width="3.051cm" svg:height="0.8477cm" svg:x="16.76cm" svg:y="11.68cm">
          <draw:text-box fo:min-height="0.8477cm">
            <text:p text:style-name="P64"><text:span text:style-name="T43">softmax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 fo:font-size="18pt" style:font-size-asian="18pt" style:font-size-complex="18pt" fo:language="en" fo:country="US"/>
      <style:paragraph-properties fo:text-align="left" fo:margin-left="0pt"/>
    </style:default-style>
    <style:default-style style:family="paragraph">
      <style:paragraph-properties fo:text-align="left" fo:margin-left="0pt"/>
    </style:default-style>
    <style:default-style style:family="text">
      <style:text-properties fo:font-size="18pt" style:font-size-asian="18pt" style:font-size-complex="18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draw:marker draw:name="ArrowMarker" draw:display_name="ArrowMarker" svg:d="M0 2108v17 17l12 42 30 34 38 21 43 4 29-8 30-21 25-26 13-34 343-1532 339 1520 13 42 29 34 39 21 42 4 42-12 34-30 21-42v-39-12l-4 4-440-1998-9-42-25-39-38-25-43-8-42 8-38 25-26 39-8 42z" svg:viewBox="0 0 1122 2243"/>
    <style:presentation-page-layout style:name="AL1">
      <presentation:placeholder presentation:object="title" svg:height="6.633cm" svg:width="25.4cm" svg:x="4.234cm" svg:y="3.118cm"/>
      <presentation:placeholder presentation:object="subtitle" svg:height="4.6cm" svg:width="25.4cm" svg:x="4.234cm" svg:y="10.01cm"/>
    </style:presentation-page-layout>
    <style:style style:family="graphic" style:name="Frame">
      <style:text-properties fo:font-size="18pt" style:font-size-asian="18pt" style:font-size-complex="18pt"/>
      <style:graphic-properties/>
    </style:style>
  </office:styles>
  <office:automatic-styles>
    <style:page-layout style:name="Mpm1">
      <style:page-layout-properties fo:page-width="33.87cm" fo:page-height="19.05cm"/>
    </style:page-layout>
    <style:style style:family="drawing-page" style:name="dp1">
      <style:drawing-page-properties draw:fill-color="#FFFFFF" draw:fill="solid"/>
    </style:style>
    <style:style style:family="presentation" style:name="pr1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center" fo:margin-top="0pt"/>
    </style:style>
    <style:style style:family="text" style:name="T1">
      <style:text-properties fo:language="en" fo:country="US"/>
    </style:style>
    <style:style style:family="presentation" style:name="pr2">
      <style:graphic-properties draw:fill="none" draw:auto-grow-height="false" draw:auto-grow-width="false" draw:stroke="none" fo:background-color="transparent"/>
    </style:style>
    <style:style style:family="paragraph" style:name="P2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center" fo:margin-left="0pt" fo:text-indent="0pt" fo:margin-top="10pt"/>
    </style:style>
    <style:style style:family="text" style:name="T2">
      <style:text-properties fo:language="en" fo:country="US"/>
    </style:style>
    <style:style style:family="drawing-page" style:name="dp2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Title Slide" style:page-layout-name="Mpm1" draw:style-name="dp1">
      <draw:frame draw:name="Title 1" draw:layer="backgroundobjects" presentation:style-name="pr1" presentation:class="title" presentation:placeholder="false" presentation:user-transformed="true" svg:width="25.4cm" svg:height="6.633cm" svg:x="4.234cm" svg:y="3.118cm">
        <draw:text-box fo:min-height="6.633cm">
          <text:p text:style-name="P1"><text:span text:style-name="T1">Click to edit Master title style</text:span></text:p>
        </draw:text-box>
      </draw:frame>
      <draw:frame draw:name="Subtitle 2" draw:layer="backgroundobjects" presentation:style-name="pr2" presentation:class="subtitle" presentation:placeholder="false" presentation:user-transformed="true" svg:width="25.4cm" svg:height="4.6cm" svg:x="4.234cm" svg:y="10.01cm">
        <draw:text-box fo:min-height="4.6cm">
          <text:p text:style-name="P2"><text:span text:style-name="T2">Click to edit Master subtitle style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0.163</meta:generator>
  </office:meta>
</office:document-meta>
</file>